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2978" officeooo:paragraph-rsid="00162978"/>
    </style:style>
    <style:style style:name="P2" style:family="paragraph" style:parent-style-name="Standard" style:list-style-name="L2">
      <style:text-properties officeooo:rsid="001a500d" officeooo:paragraph-rsid="001a500d"/>
    </style:style>
    <style:style style:name="P3" style:family="paragraph" style:parent-style-name="Standard" style:list-style-name="L2">
      <style:text-properties officeooo:rsid="001a56b4" officeooo:paragraph-rsid="001a56b4"/>
    </style:style>
    <style:style style:name="P4" style:family="paragraph" style:parent-style-name="Standard" style:list-style-name="L2">
      <style:text-properties officeooo:rsid="001c1006" officeooo:paragraph-rsid="001c1006"/>
    </style:style>
    <style:style style:name="P5" style:family="paragraph" style:parent-style-name="Standard" style:list-style-name="L2">
      <style:text-properties officeooo:rsid="001d0c36" officeooo:paragraph-rsid="001d0c36"/>
    </style:style>
    <style:style style:name="P6" style:family="paragraph" style:parent-style-name="Standard">
      <style:text-properties officeooo:rsid="001d6845" officeooo:paragraph-rsid="001d6845"/>
    </style:style>
    <style:style style:name="P7" style:family="paragraph" style:parent-style-name="Standard" style:list-style-name="L2">
      <style:text-properties officeooo:rsid="001d6845" officeooo:paragraph-rsid="001d6845"/>
    </style:style>
    <style:style style:name="T1" style:family="text">
      <style:text-properties officeooo:rsid="0019a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résentation :</text:p>
      <text:list xml:id="list1848616186600839918" text:style-name="L2">
        <text:list-item>
          <text:p text:style-name="P2">15 bytes represente 1500 bytes donc 1 byte represente 0,1 Kb</text:p>
          <text:list>
            <text:list-item>
              <text:p text:style-name="P2">1 Gb représenté par 10 Mb</text:p>
            </text:list-item>
            <text:list-item>
              <text:p text:style-name="P2">1 Mb représenté par 10 Kb</text:p>
            </text:list-item>
            <text:list-item>
              <text:p text:style-name="P2">1 Kb représente par 10 bytes</text:p>
            </text:list-item>
          </text:list>
        </text:list-item>
        <text:list-item>
          <text:p text:style-name="P3">Zipf genèrent le nombre de bytes envoyés or 1 bytes → 0,1 Kb</text:p>
          <text:list>
            <text:list-item>
              <text:p text:style-name="P3">zipf * 1000 : 100 Kb</text:p>
            </text:list-item>
          </text:list>
        </text:list-item>
        <text:list-item>
          <text:p text:style-name="P4">total à send en MB</text:p>
          <text:list>
            <text:list-item>
              <text:p text:style-name="P4">disons que Zipf génèrent la data en Mb</text:p>
            </text:list-item>
            <text:list-item>
              <text:p text:style-name="P5">or send envoie en bytes donc en 100aine de Kb</text:p>
            </text:list-item>
            <text:list-item>
              <text:p text:style-name="P5">send zipf * 1000</text:p>
            </text:list-item>
          </text:list>
        </text:list-item>
        <text:list-item>
          <text:p text:style-name="P7">Cependant, avec window 15 et packetsize 5, on a une erre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7-01-02T21:45:46.192245194</dc:date>
    <meta:editing-duration>PT1H43M5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99" meta:character-count="420" meta:non-whitespace-character-count="344"/>
  </office:meta>
</office:document-meta>
</file>